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" manifest:full-path="Object 2/Pictures/2000000D000000DD000000DD81B0075E.svm"/>
  <manifest:file-entry manifest:media-type="" manifest:full-path="Object 2/Pictures/2000000D000000DD000000DD52AEF343.svm"/>
  <manifest:file-entry manifest:media-type="" manifest:full-path="Object 2/Pictures/2000000D000000DD000000DD539AEB53.svm"/>
  <manifest:file-entry manifest:media-type="" manifest:full-path="Object 2/Pictures/2000000D000000DD000000DD8384ABF7.svm"/>
  <manifest:file-entry manifest:media-type="" manifest:full-path="Object 2/Pictures/2000000D000000DD000000DD3F0040E4.svm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8.009cm" svg:height="18.009cm" svg:x="1cm" svg:y="1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 Ding</meta:initial-creator>
    <meta:creation-date>2016-10-23T22:22:01</meta:creation-date>
    <dc:date>2016-11-27T18:42:43</dc:date>
    <dc:creator>Lu Ding</dc:creator>
    <meta:editing-duration>PT41M</meta:editing-duration>
    <meta:editing-cycles>19</meta:editing-cycles>
    <meta:generator>OpenOffice/4.1.3$Unix OpenOffice.org_project/413m1$Build-9783</meta:generator>
    <meta:document-statistic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Normal" style:font-family-generic="roman"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1" chart:maximum="1" chart:interval-major="0.2" chart:reverse-direction="false" text:line-break="false" chart:link-data-style-to-source="false" chart:axis-position="0" chart:axis-label-position="outside-start"/>
      <style:graphic-properties svg:stroke-width="0.025cm"/>
      <style:text-properties fo:font-family="'Times New Roman'" style:font-style-name="Normal" style:font-family-generic="roman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Normal" style:font-family-generic="roman" fo:font-size="12pt" style:font-size-asian="9pt" style:font-size-complex="9pt"/>
    </style:style>
    <style:style style:name="ch6" style:family="chart" style:data-style-name="N0">
      <style:chart-properties chart:display-label="true" chart:logarithmic="false" chart:minimum="-550" chart:maximum="50" chart:interval-major="50" chart:reverse-direction="false" text:line-break="false" chart:link-data-style-to-source="false" chart:axis-position="0" chart:axis-label-position="outside-start"/>
      <style:graphic-properties svg:stroke-width="0.025cm"/>
      <style:text-properties fo:font-family="'Times New Roman'" style:font-style-name="Normal" style:font-family-generic="roman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'Times New Roman'" style:font-style-name="Normal" style:font-family-generic="roman" fo:font-size="12pt" style:font-size-asian="9pt" style:font-size-complex="9pt"/>
    </style:style>
    <style:style style:name="ch8" style:family="chart" style:data-style-name="N8000">
      <style:chart-properties chart:symbol-type="named-symbol" chart:symbol-name="square" chart:symbol-width="0.15cm" chart:symbol-height="0.15cm" chart:link-data-style-to-source="false">
        <chart:symbol-image xlink:href="Pictures/2000000D000000DD000000DD3F0040E4.svm" xlink:type="simple" xlink:actuate="onLoad"/>
      </style:chart-properties>
      <style:graphic-properties draw:stroke="dash" draw:stroke-dash="Fine_20_Dashed_20__28_var_29_" svg:stroke-width="0.025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8000">
      <style:chart-properties chart:symbol-type="named-symbol" chart:symbol-name="diamond" chart:symbol-width="0.15cm" chart:symbol-height="0.15cm" chart:link-data-style-to-source="false">
        <chart:symbol-image xlink:href="Pictures/2000000D000000DD000000DD8384ABF7.svm" xlink:type="simple" xlink:actuate="onLoad"/>
      </style:chart-properties>
      <style:graphic-properties draw:stroke="dash" draw:stroke-dash="Fine_20_Dashed_20__28_var_29_" svg:stroke-width="0.02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8000">
      <style:chart-properties chart:symbol-type="named-symbol" chart:symbol-name="arrow-down" chart:symbol-width="0.15cm" chart:symbol-height="0.15cm" chart:link-data-style-to-source="false">
        <chart:symbol-image xlink:href="Pictures/2000000D000000DD000000DD539AEB53.svm" xlink:type="simple" xlink:actuate="onLoad"/>
      </style:chart-properties>
      <style:graphic-properties svg:stroke-width="0.02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8000">
      <style:chart-properties chart:symbol-type="named-symbol" chart:symbol-name="arrow-up" chart:symbol-width="0.15cm" chart:symbol-height="0.15cm" chart:link-data-style-to-source="false">
        <chart:symbol-image xlink:href="Pictures/2000000D000000DD000000DD52AEF343.svm" xlink:type="simple" xlink:actuate="onLoad"/>
      </style:chart-properties>
      <style:graphic-properties svg:stroke-width="0.025cm" svg:stroke-color="#579d1c" draw:fill-color="#579d1c"/>
      <style:text-properties fo:font-size="10pt" style:font-size-asian="10pt" style:font-size-complex="10pt"/>
    </style:style>
    <style:style style:name="ch12" style:family="chart" style:data-style-name="N8000">
      <style:chart-properties chart:symbol-type="named-symbol" chart:symbol-name="arrow-right" chart:symbol-width="0.15cm" chart:symbol-height="0.15cm" chart:link-data-style-to-source="false">
        <chart:symbol-image xlink:href="Pictures/2000000D000000DD000000DD81B0075E.svm" xlink:type="simple" xlink:actuate="onLoad"/>
      </style:chart-properties>
      <style:graphic-properties svg:stroke-width="0.025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width="0.051cm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1cm" svg:height="18.01cm" xlink:href="." xlink:type="simple" chart:class="chart:scatter" chart:style-name="ch1">
        <chart:legend chart:legend-position="end" svg:x="13.857cm" svg:y="7.72cm" style:legend-expansion="high" chart:style-name="ch2"/>
        <chart:plot-area chart:style-name="ch3" chart:data-source-has-labels="both" svg:x="1.527cm" svg:y="1.575cm" svg:width="11.61cm" svg:height="14.938cm">
          <chartooo:coordinate-region svg:x="2.425cm" svg:y="1.773cm" svg:width="10.618cm" svg:height="14.098cm"/>
          <chart:axis chart:dimension="x" chart:name="primary-x" chart:style-name="ch4" chartooo:axis-type="auto">
            <chart:title svg:x="7.152cm" svg:y="16.873cm" chart:style-name="ch5">
              <text:p>q</text:p>
            </chart:title>
            <chart:categories table:cell-range-address="local-table.$A$2:.$A$12"/>
          </chart:axis>
          <chart:axis chart:dimension="y" chart:name="primary-y" chart:style-name="ch6">
            <chart:title svg:x="0.451cm" svg:y="10.852cm" chart:style-name="ch7">
              <text:p>free energy [kJ/mol]</text:p>
            </chart:title>
          </chart:axis>
          <chart:series chart:style-name="ch8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series chart:style-name="ch9" chart:values-cell-range-address="local-table.$D$2:.$D$12" chart:label-cell-address="local-table.$D$1" chart:class="chart:scatter">
            <chart:data-point chart:repeated="11"/>
          </chart:series>
          <chart:series chart:style-name="ch10" chart:values-cell-range-address="local-table.$E$2:.$E$12" chart:label-cell-address="local-table.$E$1" chart:class="chart:scatter">
            <chart:data-point chart:repeated="11"/>
          </chart:series>
          <chart:series chart:style-name="ch11" chart:values-cell-range-address="local-table.$F$2:.$F$12" chart:label-cell-address="local-table.$F$1" chart:class="chart:scatter">
            <chart:data-point chart:repeated="11"/>
          </chart:series>
          <chart:series chart:style-name="ch12" chart:values-cell-range-address="local-table.$G$2:.$G$12" chart:label-cell-address="local-table.$G$1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IET_nmax1</text:p>
              </table:table-cell>
              <table:table-cell office:value-type="string">
                <text:p>IET_nmax5</text:p>
              </table:table-cell>
              <table:table-cell office:value-type="string">
                <text:p>nmax1_lmn</text:p>
              </table:table-cell>
              <table:table-cell office:value-type="string">
                <text:p>nmax5_inter</text:p>
              </table:table-cell>
              <table:table-cell office:value-type="string">
                <text:p>nmax1_conv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-531.875074205817">
                <text:p>-531.875074205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8">
                <text:p>-0.8</text:p>
              </table:table-cell>
              <table:table-cell office:value-type="float" office:value="-318.882701698054">
                <text:p>-318.882701698054</text:p>
              </table:table-cell>
              <table:table-cell office:value-type="float" office:value="-155.27154704573">
                <text:p>-155.27154704573</text:p>
              </table:table-cell>
              <table:table-cell office:value-type="float" office:value="-319.9097">
                <text:p>-319.9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6">
                <text:p>-0.6</text:p>
              </table:table-cell>
              <table:table-cell office:value-type="float" office:value="-157.215842512653">
                <text:p>-157.215842512653</text:p>
              </table:table-cell>
              <table:table-cell office:value-type="float" office:value="-66.4860203872736">
                <text:p>-66.4860203872736</text:p>
              </table:table-cell>
              <table:table-cell office:value-type="float" office:value="-160.6545">
                <text:p>-160.6545</text:p>
              </table:table-cell>
              <table:table-cell office:value-type="float" office:value="-65.6565">
                <text:p>-65.6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4">
                <text:p>-0.4</text:p>
              </table:table-cell>
              <table:table-cell office:value-type="float" office:value="-48.6097664716852">
                <text:p>-48.6097664716852</text:p>
              </table:table-cell>
              <table:table-cell office:value-type="float" office:value="-7.95487349747152">
                <text:p>-7.95487349747152</text:p>
              </table:table-cell>
              <table:table-cell office:value-type="float" office:value="-51.9881">
                <text:p>-51.9881</text:p>
              </table:table-cell>
              <table:table-cell office:value-type="float" office:value="-6.5092">
                <text:p>-6.5092</text:p>
              </table:table-cell>
              <table:table-cell office:value-type="float" office:value="-45.6025">
                <text:p>-45.6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2">
                <text:p>-0.2</text:p>
              </table:table-cell>
              <table:table-cell office:value-type="float" office:value="11.5215966688922">
                <text:p>11.5215966688922</text:p>
              </table:table-cell>
              <table:table-cell office:value-type="float" office:value="22.6769026679142">
                <text:p>22.6769026679142</text:p>
              </table:table-cell>
              <table:table-cell office:value-type="float" office:value="9.3734">
                <text:p>9.3734</text:p>
              </table:table-cell>
              <table:table-cell office:value-type="float" office:value="24.3295">
                <text:p>24.3295</text:p>
              </table:table-cell>
              <table:table-cell office:value-type="float" office:value="10.7878">
                <text:p>10.78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7.2685257753872">
                <text:p>27.2685257753872</text:p>
              </table:table-cell>
              <table:table-cell office:value-type="float" office:value="27.2685257753872">
                <text:p>27.2685257753872</text:p>
              </table:table-cell>
              <table:table-cell office:value-type="float" office:value="27.2047">
                <text:p>27.2047</text:p>
              </table:table-cell>
              <table:table-cell office:value-type="float" office:value="29.0514">
                <text:p>29.0514</text:p>
              </table:table-cell>
              <table:table-cell office:value-type="float" office:value="26.9784">
                <text:p>26.97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">
                <text:p>0.2</text:p>
              </table:table-cell>
              <table:table-cell office:value-type="float" office:value="7.43131780258408">
                <text:p>7.43131780258408</text:p>
              </table:table-cell>
              <table:table-cell office:value-type="float" office:value="7.92710918031839">
                <text:p>7.92710918031839</text:p>
              </table:table-cell>
              <table:table-cell office:value-type="float" office:value="7.0454">
                <text:p>7.0454</text:p>
              </table:table-cell>
              <table:table-cell office:value-type="float" office:value="9.9031">
                <text:p>9.9031</text:p>
              </table:table-cell>
              <table:table-cell office:value-type="float" office:value="7.2145">
                <text:p>7.21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">
                <text:p>0.4</text:p>
              </table:table-cell>
              <table:table-cell office:value-type="float" office:value="-44.6434354498107">
                <text:p>-44.6434354498107</text:p>
              </table:table-cell>
              <table:table-cell office:value-type="float" office:value="-33.7360251396558">
                <text:p>-33.7360251396558</text:p>
              </table:table-cell>
              <table:table-cell office:value-type="float" office:value="-45.9057">
                <text:p>-45.9057</text:p>
              </table:table-cell>
              <table:table-cell office:value-type="float" office:value="-31.6612">
                <text:p>-31.6612</text:p>
              </table:table-cell>
              <table:table-cell office:value-type="float" office:value="-44.0087">
                <text:p>-44.00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">
                <text:p>0.6</text:p>
              </table:table-cell>
              <table:table-cell office:value-type="float" office:value="-128.955733981797">
                <text:p>-128.955733981797</text:p>
              </table:table-cell>
              <table:table-cell office:value-type="float" office:value="-97.4729814956683">
                <text:p>-97.4729814956683</text:p>
              </table:table-cell>
              <table:table-cell office:value-type="float" office:value="-128.6024">
                <text:p>-128.6024</text:p>
              </table:table-cell>
              <table:table-cell office:value-type="float" office:value="-95.1009">
                <text:p>-95.1009</text:p>
              </table:table-cell>
              <table:table-cell office:value-type="float" office:value="-124.202">
                <text:p>-124.2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">
                <text:p>0.8</text:p>
              </table:table-cell>
              <table:table-cell office:value-type="float" office:value="-242.035038149235">
                <text:p>-242.035038149235</text:p>
              </table:table-cell>
              <table:table-cell office:value-type="float" office:value="-182.540072821117">
                <text:p>-182.540072821117</text:p>
              </table:table-cell>
              <table:table-cell office:value-type="float" office:value="-239.6353">
                <text:p>-239.6353</text:p>
              </table:table-cell>
              <table:table-cell office:value-type="float" office:value="-180.4042">
                <text:p>-180.4042</text:p>
              </table:table-cell>
              <table:table-cell office:value-type="float" office:value="-232.2508">
                <text:p>-232.25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-383.137660885523">
                <text:p>-383.137660885523</text:p>
              </table:table-cell>
              <table:table-cell office:value-type="float" office:value="-291.416256004675">
                <text:p>-291.416256004675</text:p>
              </table:table-cell>
              <table:table-cell office:value-type="float" office:value="-378.4849">
                <text:p>-378.4849</text:p>
              </table:table-cell>
              <table:table-cell office:value-type="float" office:value="-287.7975">
                <text:p>-287.7975</text:p>
              </table:table-cell>
              <table:table-cell office:value-type="float" office:value="-367.7117">
                <text:p>-367.71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</office:styles>
</office:document-styles>
</file>